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Nr #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o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0:09:17.207442921</meta:creation-date>
    <dc:date>2022-11-10T14:30:24.913570851</dc:date>
    <meta:editing-duration>PT4H10M57S</meta:editing-duration>
    <meta:editing-cycles>3</meta:editing-cycles>
    <meta:generator>LibreOffice/7.3.6.2$Linux_X86_64 LibreOffice_project/30$Build-2</meta:generator>
    <meta:document-statistic meta:table-count="1" meta:cell-count="63" meta:object-count="0"/>
  </office:meta>
</office:document-meta>
</file>